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2cm" fo:margin-bottom="0cm" style:writing-mode="lr-tb"/>
      <style:text-properties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top="0.2cm" fo:margin-bottom="0cm" style:writing-mode="lr-tb"/>
      <style:text-properties style:text-underline-style="solid" style:text-underline-width="auto" style:text-underline-color="font-color" fo:hyphenate="false" loext:hyphenation-no-caps="false"/>
    </style:style>
    <style:style style:name="P12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margin-top="0.2cm" fo:margin-bottom="0cm" style:writing-mode="lr-tb"/>
      <style:text-properties fo:font-size="12pt" style:font-size-asian="12pt" style:font-size-complex="12pt" fo:hyphenate="false" loext:hyphenation-no-caps="false"/>
    </style:style>
    <style:style style:name="P16" style:family="paragraph">
      <style:paragraph-properties style:writing-mode="lr-tb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20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SA – die einzig verbleibende Weltmacht?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Definition einer Supermacht</text:span></text:p>
              </text:list-header>
              <text:list-item>
                <text:p text:style-name="P3"><text:span text:style-name="T1">Stellung der USA nach Ende des Ost-West-Konfilkts</text:span></text:p>
              </text:list-item>
              <text:list-item>
                <text:p text:style-name="P3"><text:span text:style-name="T1">… </text:span><text:span text:style-name="T1">Zitat nach Zbigniew Brzezinski, Sicherheitsberater Jimmy Cart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Befreiung Kuwaits</text:span></text:p>
              </text:list-header>
              <text:list-item>
                <text:p text:style-name="P3"><text:span text:style-name="T1">August 1990</text:span></text:p>
              </text:list-item>
              <text:list-item>
                <text:p text:style-name="P3"><text:span text:style-name="T1">26-Staaten-Koali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ill Clinton Ära (1993-2001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Balkan-Intervention</text:span></text:p>
              </text:list-header>
              <text:list-item>
                <text:p text:style-name="P3"><text:span text:style-name="T1">Ende Ost-West-Konfilkt</text:span></text:p>
              </text:list-item>
              <text:list-item>
                <text:p text:style-name="P3"><text:span text:style-name="T1">// siehe M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 text:style-name="P4">George Bush Junior Ära (2001-2009)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Irakkrieg mit Großbritannien (2002)</text:span></text:p>
              </text:list-header>
              <text:list-item>
                <text:p text:style-name="P3"><text:span text:style-name="T1">Bild (M7) auf S.225 analysieren (kurz!, Zitate + Hintergrund)</text:span></text:p>
                <text:p text:style-name="P3"><text:span text:style-name="T1">Moralische Grundlagen der Interventionspolit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4">George Bush Junior Ära (2001-2009)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Kampf gegen internationalen Terrorismus</text:span></text:p>
              </text:list-header>
              <text:list-item>
                <text:p text:style-name="P3"><text:span text:style-name="T1">9. September 2001: Anschlag der Al-Quaida auf das World Trade Center in New York</text:span></text:p>
                <text:p text:style-name="P3"><text:span text:style-name="T1">→ </text:span><text:span text:style-name="T1">Angriff auf den </text:span><text:span text:style-name="T2">American Way of Life</text:span></text:p>
              </text:list-item>
              <text:list-item>
                <text:p text:style-name="P3"><text:span text:style-name="T1">Krieg gegen Afghanistan (Oktober/November 2001)</text:span></text:p>
              </text:list-item>
              <text:list-item>
                <text:p text:style-name="P3"><text:span text:style-name="T1">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0.628cm" presentation:class="title">
          <draw:text-box>
            <text:p text:style-name="P4">Quellenanalyse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1">Kritik an den USA nach dem 11. September </text:span></text:p>
              </text:list-header>
              <text:list-item>
                <text:p text:style-name="P3"><text:span text:style-name="T1">S.225 M6</text:span></text:p>
              </text:list-item>
              <text:list-item>
                <text:p text:style-name="P3"><text:span text:style-name="T1">Ursachen für den terroristischen Anschlag?</text:span></text:p>
              </text:list-item>
              <text:list-item>
                <text:p text:style-name="P3"><text:span text:style-name="T1">Beurteilung der politischen Reaktion der USA und deren Erfolsaussichte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Junior Ära (2001-2009)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3">Machtverschiebungen nach 9/11</text:span></text:p>
              </text:list-header>
              <text:list-item>
                <text:p text:style-name="P1"><text:span text:style-name="T1">Staatsystem des “Checks and Balances” erlaubt Machtverlagerung von Legislative </text:span><text:span text:style-name="T1">(Kongress) und Judikative zu Exekutive (Präsendent) zum </text:span><text:span text:style-name="T2">Schutz des Staates</text:span><text:span text:style-name="T1"> und zur </text:span><text:span text:style-name="T1">Gewährleistung der </text:span><text:span text:style-name="T2">nationalen Sicherheit</text:span></text:p>
              </text:list-item>
              <text:list-item>
                <text:p text:style-name="P1"><text:span text:style-name="T4">Macht für den Eventualfall (</text:span><text:span text:style-name="T2">contingency power</text:span><text:span text:style-name="T4">)</text:span></text:p>
              </text:list-item>
              <text:list-item>
                <text:p text:style-name="P1"><text:span text:style-name="T1">Präsident als Oberbefehlshaber der Truppen und “Schutzpatron” und Gallionsfigur der </text:span><text:span text:style-name="T1">US-Verteidugunsmaßnahmen (Selbsverständnis der Bevölkerung) (vgl. BRA, S.10)</text:span></text:p>
              </text:list-item>
              <text:list-item>
                <text:p text:style-name="P1"><text:span text:style-name="T1">Regieren über Noterlasse, erhöhte Aktivität von Sicherheitsagenturen</text:span></text:p>
              </text:list-item>
              <text:list-item>
                <text:p text:style-name="P1"><text:span text:style-name="T1">Einschränkung persönlicher Freiheitstrechte (Inhaftierung von potentiellen Terroristen </text:span><text:span text:style-name="T1">in einem Militärgefängnis </text:span><text:span text:style-name="T5">ohne</text:span><text:span text:style-name="T6"> Gerichtsprozess)</text:span></text:p>
                <text:p text:style-name="P1"><text:span text:style-name="T6">→ </text:span><text:span text:style-name="T6">starke Abweichung vom (propagierten) demokratischen Ideal von Rechtssprechung </text:span><text:span text:style-name="T6">und Gesetzgebung </text:span><text:span text:style-name="T7">(</text:span><text:span text:style-name="T6">vgl. BRA, S.10)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rack Obama Ära (2009-2017)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ue Wirtschafts- und Sicherheitspolitik für Asien</text:p>
              </text:list-header>
              <text:list-item>
                <text:p><text:span text:style-name="T8">Congagement</text:span><text:span text:style-name="T9">-Politik im Bezug auf China (</text:span><text:span text:style-name="T10">Doppelstrategie</text:span><text:span text:style-name="T9">)</text:span></text:p>
                <text:list>
                  <text:list-item>
                    <text:p><text:span text:style-name="T9">Stellt zukünftig eine “[…] sicherheits- und einergieaußenpolitische </text:span><text:span text:style-name="T9">Herausforderung […]”, (BRA, S. 41) dar</text:span></text:p>
                    <text:p><text:span text:style-name="T9">→ </text:span><text:span text:style-name="T9">Bemühung um Eindämmung (</text:span><text:span text:style-name="T8">containment</text:span><text:span text:style-name="T9">)</text:span></text:p>
                  </text:list-item>
                  <text:list-item>
                    <text:p><text:span text:style-name="T11">Handelspolitische Abhängigkeit, Bedarf zur Kooperation (vgl. </text:span><text:span text:style-name="T9">BRA, S. 42)</text:span></text:p>
                    <text:p><text:span text:style-name="T9">→ </text:span><text:span text:style-name="T9">Bemühung um Förderung und Einbindung (</text:span><text:span text:style-name="T8">engagement</text:span><text:span text:style-name="T9">)</text:span></text:p>
                  </text:list-item>
                  <text:list-item>
                    <text:p><text:span text:style-name="T9">“</text:span><text:span text:style-name="T9">Verhältnis […] (von) symbiotischer Natur”, (BRA, S.42): Durch china </text:span><text:span text:style-name="T9">finanzierte Kreditinstitute gestatten US-Wirtschaftswachstum und Konsum </text:span><text:span text:style-name="T9">von chinesischer Exportware</text:span></text:p>
                    <text:p><text:span text:style-name="T9">→ </text:span><text:span text:style-name="T9">keine wirtschaftliche Eigenstädnigkeit der Supermacht, keine </text:span><text:span text:style-name="T8">energy </text:span><text:span text:style-name="T8">security</text:span></text:p>
                    <text:p><text:span text:style-name="T9">→ </text:span><text:span text:style-name="T9">Abhängigkeit von einer aufstrebenden Konkurrenzma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 text:style-name="P4">Barack Obama Ära (2009-2017)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12">Weiterführung </text:span><text:span text:style-name="T12">der </text:span><text:span text:style-name="T12">Interventionsp</text:span><text:span text:style-name="T12">oliti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11"><text:span text:style-name="T5">Fragstellung an euch:</text:span></text:p>
              </text:list-header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Schlussdiskussion</text:p>
          </draw:text-box>
        </draw:frame>
        <draw:custom-shape draw:style-name="gr2" draw:text-style-name="P14" draw:layer="layout" svg:width="13.5cm" svg:height="1.5cm" svg:x="7.25cm" svg:y="7.125cm">
          <text:p text:style-name="P13"><text:span text:style-name="T12">Vereinigten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6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15"><text:span text:style-name="T13"/></text:p>
              </text:list-header>
              <text:list-item>
                <text:p text:style-name="P15"><text:span text:style-name="T13">vgl. S.224-225 M4 Nr.5</text:span></text:p>
              </text:list-item>
            </text:list>
          </draw:text-box>
        </draw:frame>
        <draw:frame presentation:style-name="pr5" draw:text-style-name="P16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15"><text:span text:style-name="T13"/></text:p>
              </text:list-header>
              <text:list-item>
                <text:p text:style-name="P15"><text:span text:style-name="T13">vgl. S.220 1. Absatz</text:span></text:p>
              </text:list-item>
            </text:list>
          </draw:text-box>
        </draw:frame>
        <draw:custom-shape draw:style-name="gr3" draw:text-style-name="P18" draw:layer="layout" svg:width="7cm" svg:height="5cm" svg:x="0.501cm" svg:y="5.3cm">
          <text:p text:style-name="P17"><text:span text:style-name="T1">Charakter einer</text:span></text:p>
          <text:p text:style-name="P17"><text:span text:style-name="T1">imperialen Mach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8" draw:layer="layout" svg:width="7cm" svg:height="5cm" svg:x="20.5cm" svg:y="5.4cm">
          <text:p text:style-name="P19"><text:span text:style-name="T1">Immernoch eine </text:span></text:p>
          <text:p text:style-name="P19"><text:span text:style-name="T1">Supermach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Quellenangaben</text:p>
          </draw:text-box>
        </draw:frame>
        <draw:frame presentation:style-name="pr5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4">[BRA]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Braml, Josef (Dr.), “Wechseljahre: Amerika zwischen den Wahlen”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in: “Einsichten und Perspektiven” “Bayerische Zeitschrift für </text:span><text:span text:style-name="T14">Politk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und Geschichte” Themenheft 1.12, Bayerische </text:span><text:span text:style-name="T14">Landeszentrale für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olitische Bildungsarbeit (Hrsg.), 2012, 10-11, 32-</text:span><text:span text:style-name="T14">33, 41-43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07">04/07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2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07">04/07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12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07T19:58:41.754507001</dc:date>
    <meta:editing-duration>PT1H53M55S</meta:editing-duration>
    <meta:editing-cycles>15</meta:editing-cycles>
    <meta:document-statistic meta:object-count="94"/>
  </office:meta>
</office:document-meta>
</file>